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cm" svg:height="1.65cm" svg:x="7.9cm" svg:y="1.963cm">
          <draw:text-box>
            <text:p><text:span text:style-name="T1">x=0</text:span></text:p>
          </draw:text-box>
        </draw:frame>
        <draw:frame draw:style-name="gr1" draw:text-style-name="P2" draw:layer="layout" svg:width="2.7cm" svg:height="1.65cm" svg:x="15.5cm" svg:y="1.249cm">
          <draw:text-box>
            <text:p><text:span text:style-name="T1">x</text:span></text:p>
          </draw:text-box>
        </draw:frame>
        <draw:line draw:style-name="gr2" draw:text-style-name="P3" draw:layer="layout" svg:x1="2cm" svg:y1="1.749cm" svg:x2="15.4cm" svg:y2="1.749cm">
          <text:p/>
        </draw:line>
        <draw:custom-shape draw:style-name="gr3" draw:text-style-name="P3" draw:layer="layout" svg:width="0.5cm" svg:height="0.6cm" svg:x="11.6cm" svg:y="1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cm" svg:height="1.65cm" svg:x="11.1cm" svg:y="1.949cm">
          <draw:text-box>
            <text:p><text:span text:style-name="T1">x=1.5</text:span></text:p>
          </draw:text-box>
        </draw:frame>
        <draw:custom-shape draw:style-name="gr3" draw:text-style-name="P3" draw:layer="layout" svg:width="0.5cm" svg:height="0.6cm" svg:x="8.499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6cm" svg:x="3.9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1cm" svg:height="1.65cm" svg:x="3.4cm" svg:y="1.948cm">
          <draw:text-box>
            <text:p><text:span text:style-name="T1">x=-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6-15T15:28:47</dc:date>
    <dc:creator>tokai </dc:creator>
    <meta:editing-duration>PT18M2S</meta:editing-duration>
    <meta:editing-cycles>22</meta:editing-cycles>
    <meta:generator>LibreOffice/3.5$Linux_x86 LibreOffice_project/350m1$Build-2</meta:generator>
    <meta:document-statistic meta:object-count="8"/>
  </office:meta>
</office:document-meta>
</file>